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2236in" fo:margin-left="-0.0785in" table:align="left" style:writing-mode="lr-tb"/>
    </style:style>
    <style:style style:name="Table1.A" style:family="table-column">
      <style:table-column-properties style:column-width="3.57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4.8986in"/>
    </style:style>
    <style:style style:name="Table1.1" style:family="table-row">
      <style:table-row-properties style:min-row-height="0.605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25pt solid #000000" fo:border-right="0.5pt solid #000000" fo:border-top="0.25pt solid #000000" fo:border-bottom="0.25pt solid #000000" style:writing-mode="lr-tb"/>
    </style:style>
    <style:style style:name="Table1.2" style:family="table-row">
      <style:table-row-properties style:min-row-height="0.8139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2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3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4" style:family="table-row">
      <style:table-row-properties style:min-row-height="0.7688in" fo:keep-together="auto"/>
    </style:style>
    <style:style style:name="Table1.5" style:family="table-row">
      <style:table-row-properties style:min-row-height="0.8715in" fo:keep-together="auto"/>
    </style:style>
    <style:style style:name="Table2" style:family="table">
      <style:table-properties style:width="10.2236in" fo:margin-left="-0.0785in" table:align="left" style:writing-mode="lr-tb"/>
    </style:style>
    <style:style style:name="Table2.A" style:family="table-column">
      <style:table-column-properties style:column-width="3.57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4.8986in"/>
    </style:style>
    <style:style style:name="Table2.1" style:family="table-row">
      <style:table-row-properties style:min-row-height="0.3882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25pt solid #000000" fo:border-right="0.5pt solid #000000" fo:border-top="0.25pt solid #000000" fo:border-bottom="0.25pt solid #000000" style:writing-mode="lr-tb"/>
    </style:style>
    <style:style style:name="Table2.2" style:family="table-row">
      <style:table-row-properties style:min-row-height="0.8139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2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3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4" style:family="table-row">
      <style:table-row-properties style:min-row-height="0.7688in" fo:keep-together="auto"/>
    </style:style>
    <style:style style:name="Table2.5" style:family="table-row">
      <style:table-row-properties style:min-row-height="0.871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Gill Sans MT" fo:font-size="16pt" style:text-underline-style="solid" style:text-underline-width="auto" style:text-underline-color="font-color" fo:font-weight="bold" style:font-size-asian="16pt" style:font-weight-asian="bold" style:font-name-complex="Gill Sans MT" style:font-size-complex="16pt"/>
    </style:style>
    <style:style style:name="P3" style:family="paragraph" style:parent-style-name="Standard">
      <style:paragraph-properties style:snap-to-layout-grid="false"/>
      <style:text-properties style:font-name="Gill Sans MT" fo:font-size="16pt" style:text-underline-style="solid" style:text-underline-width="auto" style:text-underline-color="font-color" fo:font-weight="bold" style:font-size-asian="16pt" style:font-weight-asian="bold" style:font-name-complex="Gill Sans MT" style:font-size-complex="16pt"/>
    </style:style>
    <style:style style:name="P4" style:family="paragraph" style:parent-style-name="Standard">
      <style:text-properties style:font-name="Gill Sans MT" fo:font-size="16pt" fo:font-weight="bold" style:font-size-asian="16pt" style:font-weight-asian="bold" style:font-name-complex="Gill Sans MT" style:font-size-complex="16pt"/>
    </style:style>
    <style:style style:name="P5" style:family="paragraph" style:parent-style-name="Standard">
      <style:paragraph-properties style:snap-to-layout-grid="false"/>
      <style:text-properties style:font-name="Gill Sans MT" fo:font-size="16pt" fo:font-weight="bold" officeooo:rsid="00155289" officeooo:paragraph-rsid="00155289" style:font-size-asian="16pt" style:font-weight-asian="bold" style:font-name-complex="Gill Sans MT" style:font-size-complex="16pt"/>
    </style:style>
    <style:style style:name="P6" style:family="paragraph" style:parent-style-name="Standard">
      <style:text-properties style:font-name="Gill Sans MT" fo:font-size="14pt" fo:font-weight="bold" style:font-size-asian="14pt" style:font-weight-asian="bold" style:font-name-complex="Gill Sans M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Gill Sans MT" fo:font-size="14pt" fo:font-weight="bold" style:font-size-asian="14pt" style:font-weight-asian="bold" style:font-name-complex="Gill Sans M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Gill Sans MT" fo:font-size="14pt" style:text-underline-style="solid" style:text-underline-width="auto" style:text-underline-color="font-color" fo:font-weight="bold" style:font-size-asian="14pt" style:font-weight-asian="bold" style:font-name-complex="Gill Sans MT" style:font-size-complex="14pt"/>
    </style:style>
    <style:style style:name="P9" style:family="paragraph" style:parent-style-name="Standard">
      <style:text-properties style:font-name="Gill Sans MT" fo:font-size="11pt" style:font-size-asian="11pt" style:font-name-complex="Gill Sans MT" style:font-size-complex="11pt"/>
    </style:style>
    <style:style style:name="P10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style:font-name="Times" fo:font-size="12pt" fo:font-weight="normal" officeooo:rsid="00155289" officeooo:paragraph-rsid="00155289" style:font-size-asian="10.5pt" style:font-weight-asian="normal" style:font-name-complex="Gill Sans MT" style:font-size-complex="12pt" style:font-weight-complex="normal"/>
    </style:style>
    <style:style style:name="P12" style:family="paragraph" style:parent-style-name="Standard" style:list-style-name="WW8Num1">
      <style:paragraph-properties fo:margin-left="0.3752in" fo:margin-right="0in" fo:text-indent="-0.25in" style:auto-text-indent="false">
        <style:tab-stops>
          <style:tab-stop style:position="0.3752in"/>
        </style:tab-stops>
      </style:paragraph-properties>
    </style:style>
    <style:style style:name="P13" style:family="paragraph" style:parent-style-name="Standard" style:list-style-name="WW8Num1">
      <style:paragraph-properties fo:margin-left="0.3752in" fo:margin-right="0in" fo:text-indent="-0.25in" style:auto-text-indent="false">
        <style:tab-stops>
          <style:tab-stop style:position="0.3752in"/>
        </style:tab-stops>
      </style:paragraph-properties>
      <style:text-properties style:font-name="Gill Sans MT" fo:font-size="11pt" style:font-size-asian="11pt" style:font-name-complex="Gill Sans MT" style:font-size-complex="11pt"/>
    </style:style>
    <style:style style:name="P14" style:family="paragraph" style:parent-style-name="Standard">
      <style:paragraph-properties fo:margin-left="0.1252in" fo:margin-right="0in" fo:text-indent="0in" style:auto-text-indent="false"/>
      <style:text-properties style:font-name="Gill Sans MT" fo:font-size="10pt" style:font-size-asian="10pt" style:font-name-complex="Gill Sans MT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Standard">
      <style:paragraph-properties fo:margin-left="0in" fo:margin-right="0.278in" fo:text-align="end" style:justify-single-word="false" fo:text-indent="0in" style:auto-text-indent="false"/>
      <style:text-properties fo:font-size="10pt" fo:font-weight="bold" style:font-size-asian="10pt" style:font-weight-asian="bold" style:font-size-complex="10pt"/>
    </style:style>
    <style:style style:name="T1" style:family="text">
      <style:text-properties style:font-name="Gill Sans MT" fo:font-size="14pt" style:text-underline-style="solid" style:text-underline-width="auto" style:text-underline-color="font-color" fo:font-weight="bold" style:font-size-asian="14pt" style:font-weight-asian="bold" style:font-name-complex="Gill Sans MT" style:font-size-complex="14pt"/>
    </style:style>
    <style:style style:name="T2" style:family="text">
      <style:text-properties style:font-name="Gill Sans MT" fo:font-size="11pt" style:font-size-asian="11pt" style:font-name-complex="Gill Sans MT" style:font-size-complex="11pt"/>
    </style:style>
    <style:style style:name="T3" style:family="text">
      <style:text-properties style:font-name="Gill Sans MT" fo:font-size="11pt" fo:font-weight="bold" style:font-size-asian="11pt" style:font-weight-asian="bold" style:font-name-complex="Gill Sans MT" style:font-size-complex="11pt"/>
    </style:style>
    <style:style style:name="T4" style:family="text">
      <style:text-properties style:font-name="Gill Sans MT" fo:font-size="16pt" fo:font-weight="bold" style:font-size-asian="16pt" style:font-weight-asian="bold" style:font-name-complex="Gill Sans MT" style:font-size-complex="16pt"/>
    </style:style>
    <style:style style:name="T5" style:family="text">
      <style:text-properties style:font-name="Gill Sans MT" style:font-name-complex="Gill Sans MT"/>
    </style:style>
    <style:style style:name="T6" style:family="text">
      <style:text-properties style:font-name="Gill Sans MT" fo:font-weight="bold" style:font-weight-asian="bold" style:font-name-complex="Gill Sans MT"/>
    </style:style>
    <style:style style:name="T7" style:family="text">
      <style:text-properties style:font-name="Gill Sans MT" fo:font-size="10pt" style:font-size-asian="10pt" style:font-name-complex="Gill Sans MT" style:font-size-complex="10pt"/>
    </style:style>
    <style:style style:name="T8" style:family="text">
      <style:text-properties style:font-name="Gill Sans MT" fo:font-size="10pt" fo:font-weight="bold" style:font-size-asian="10pt" style:font-weight-asian="bold" style:font-name-complex="Gill Sans MT" style:font-size-complex="10pt"/>
    </style:style>
    <style:style style:name="T9" style:family="text">
      <style:text-properties style:font-name-asian="Arial"/>
    </style:style>
    <style:style style:name="T10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How to write an IB Design Specification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Standard"><text:span text:style-name="T2">Analyse your research and summarise in a </text:span><text:span text:style-name="T3">bullet</text:span><text:span text:style-name="T2"> </text:span><text:span text:style-name="T3">point list</text:span><text:span text:style-name="T2"> below. <text:s/>Once you have analysed your research findings you will have a clearer idea about the product you want to design and make.</text:span><text:span text:style-name="T4"> <text:s/></text:span></text:p>
            <text:p text:style-name="Standard"><text:span text:style-name="T2">Use your research findings</text:span><text:span text:style-name="T4"> </text:span><text:span text:style-name="T2">to write your design specification. <text:s/>Your Design Specification should give details of the products </text:span><text:span text:style-name="T3">form, function, user</text:span><text:span text:style-name="T2"> and c</text:span><text:span text:style-name="T3">osts</text:span><text:span text:style-name="T2">. <text:s/>Use the boxes and questions below to help describe your product.</text:span></text:p>
          </table:table-cell>
          <table:covered-table-cell/>
          <table:covered-table-cell/>
        </table:table-row>
        <table:table-row table:style-name="Table1.2">
          <table:table-cell table:style-name="Table1.A2" table:number-rows-spanned="4" office:value-type="string">
            <text:p text:style-name="P7">Research findings</text:p>
            <text:p text:style-name="P4"/>
          </table:table-cell>
          <table:table-cell table:style-name="Table1.B2" office:value-type="string">
            <text:p text:style-name="P6">Form</text:p>
            <text:p text:style-name="P9">What will it look like?</text:p>
            <text:p text:style-name="P9">What materials will you use?</text:p>
            <text:p text:style-name="P9">What size will it be?</text:p>
            <text:p text:style-name="P9">What are its special features?</text:p>
          </table:table-cell>
          <table:table-cell table:style-name="Table1.C2" office:value-type="string">
            <text:p text:style-name="P11">It will look small and about the size of a snes cart slot</text:p>
            <text:p text:style-name="P11">It will be big enough to have foundation/sturdy for removing cartridges, the cart slot determines the length.</text:p>
            <text:p text:style-name="P11">I will use Acrylic</text:p>
            <text:p text:style-name="P11">Multi-platform USB transfer to Tototek Flash Cart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6">Function</text:p>
            <text:p text:style-name="P9">What is the type and purpose of the product?</text:p>
            <text:p text:style-name="P9">What will it do?</text:p>
            <text:p text:style-name="P9">How will it do this?</text:p>
          </table:table-cell>
          <table:table-cell table:style-name="Table1.C2" office:value-type="string">
            <text:p text:style-name="P11">Type Retro Cart Flasher. </text:p>
            <text:p text:style-name="P11">Use USB on any OS (windows,OSX,Linux) with your tototek cartidge.</text:p>
            <text:p text:style-name="P11"/>
            <text:p text:style-name="P11">Does it by being written in QT, and with Atmel AVR Microcontroller w/ native USB.</text:p>
          </table:table-cell>
        </table:table-row>
        <table:table-row table:style-name="Table1.4">
          <table:covered-table-cell/>
          <table:table-cell table:style-name="Table1.B2" office:value-type="string">
            <text:p text:style-name="P6">User</text:p>
            <text:p text:style-name="P9">Who is the product for?</text:p>
            <text:p text:style-name="P9">What do they want this product to do?</text:p>
            <text:p text:style-name="P9">Where/why will they use it?</text:p>
            <text:p text:style-name="P9">What do they want the product to look like?</text:p>
          </table:table-cell>
          <table:table-cell table:style-name="Table1.C2" office:value-type="string">
            <text:p text:style-name="P11">Product is for previous owners of Tototek cartridge or those who wants one and want USB support.</text:p>
            <text:p text:style-name="P11"/>
            <text:p text:style-name="P11">They'll use it because tototek only support Parallelport/ ancient technology.</text:p>
            <text:p text:style-name="P11"/>
            <text:p text:style-name="P11">They want it to look sleek. </text:p>
          </table:table-cell>
        </table:table-row>
        <table:table-row table:style-name="Table1.5">
          <table:covered-table-cell/>
          <table:table-cell table:style-name="Table1.B2" office:value-type="string">
            <text:p text:style-name="P6">Costs</text:p>
            <text:p text:style-name="P9">How much would the product cost to manufacture?</text:p>
            <text:p text:style-name="P9">How much would it be sold for?</text:p>
            <text:p text:style-name="P9">How much profit would be made on each product?</text:p>
            <text:p text:style-name="P9">What is the scale of production?</text:p>
          </table:table-cell>
          <table:table-cell table:style-name="Table1.C2" office:value-type="string">
            <text:p text:style-name="P5">TBA</text:p>
          </table:table-cell>
        </table:table-row>
      </table:table>
      <text:p text:style-name="P10"><text:span text:style-name="T9"><text:s/></text:span>TURN OVER TO SEE EXAMPLE</text:p>
      <text:p text:style-name="P8"/>
      <text:p text:style-name="P1"><text:soft-page-break/><text:span text:style-name="T1">How to write an IB Design Specification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Standard"><text:span text:style-name="T5">The example given below is for a textile product, but this format can be used for any product.</text:span></text:p>
            <text:p text:style-name="Standard"><text:span text:style-name="T5">When analysing your research determine whether a point is a necessity or not by using words such as </text:span><text:span text:style-name="T6">must,</text:span><text:span text:style-name="T5"> </text:span><text:span text:style-name="T6">could</text:span><text:span text:style-name="T5"> and </text:span><text:span text:style-name="T6">should</text:span><text:span text:style-name="T5">.</text:span></text:p>
          </table:table-cell>
          <table:covered-table-cell/>
          <table:covered-table-cell/>
        </table:table-row>
        <table:table-row table:style-name="Table2.2">
          <table:table-cell table:style-name="Table2.A2" table:number-rows-spanned="4" office:value-type="string">
            <text:p text:style-name="P7">Research findings</text:p>
            <text:list xml:id="list984988636716227453" text:style-name="WW8Num1">
              <text:list-item>
                <text:p text:style-name="P12"><text:span text:style-name="T2">It </text:span><text:span text:style-name="T3">must</text:span><text:span text:style-name="T2"> have a range of different sized pockets to carry a range of equipment</text:span></text:p>
              </text:list-item>
              <text:list-item>
                <text:p text:style-name="P13">It should help the student to organise the content of their bag and help them to select the correct equipment for their lessons</text:p>
              </text:list-item>
              <text:list-item>
                <text:p text:style-name="P12"><text:span text:style-name="T2">It </text:span><text:span text:style-name="T3">should</text:span><text:span text:style-name="T2"> be in a primary colour as this was a popular choice with the target market</text:span></text:p>
              </text:list-item>
              <text:list-item>
                <text:p text:style-name="P12"><text:span text:style-name="T2">It </text:span><text:span text:style-name="T3">could</text:span><text:span text:style-name="T2"> have two different length handles so that it can be held close to the shoulder or low at the waist</text:span></text:p>
              </text:list-item>
              <text:list-item>
                <text:p text:style-name="P12"><text:span text:style-name="T2">It </text:span><text:span text:style-name="T3">should</text:span><text:span text:style-name="T2"> be made using natural fibres and dyes so that it causes minimum damage to the environment</text:span></text:p>
              </text:list-item>
              <text:list-item>
                <text:p text:style-name="P12"><text:span text:style-name="T2">It </text:span><text:span text:style-name="T3">must</text:span><text:span text:style-name="T2"> be able to be used to carry school books and equipment to school</text:span></text:p>
              </text:list-item>
              <text:list-item>
                <text:p text:style-name="P12"><text:span text:style-name="T2">It </text:span><text:span text:style-name="T3">could</text:span><text:span text:style-name="T2"> be made using the school colours</text:span></text:p>
              </text:list-item>
              <text:list-item>
                <text:p text:style-name="P12"><text:span text:style-name="T2">It </text:span><text:span text:style-name="T3">should</text:span><text:span text:style-name="T2"> be easy to clean and maintain for at least one year</text:span></text:p>
              </text:list-item>
              <text:list-item>
                <text:p text:style-name="P12"><text:span text:style-name="T2">It </text:span><text:span text:style-name="T3">should</text:span><text:span text:style-name="T2"> be strong and durable and last for at least one year</text:span></text:p>
              </text:list-item>
              <text:list-item>
                <text:p text:style-name="P12"><text:span text:style-name="T7">It </text:span><text:span text:style-name="T8">should</text:span><text:span text:style-name="T7"> not cost more and $7 dollars to manufacture</text:span></text:p>
              </text:list-item>
              <text:list-item>
                <text:p text:style-name="P12"><text:span text:style-name="T7">It </text:span><text:span text:style-name="T8">should</text:span><text:span text:style-name="T7"> be sold for between $15 and $20</text:span></text:p>
              </text:list-item>
              <text:list-item>
                <text:p text:style-name="P12"><text:span text:style-name="T7">It </text:span><text:span text:style-name="T8">must</text:span><text:span text:style-name="T7"> be easily batch produced in batches of 500</text:span></text:p>
              </text:list-item>
              <text:list-item>
                <text:p text:style-name="P12"><text:span text:style-name="T7">It </text:span><text:span text:style-name="T8">should</text:span><text:span text:style-name="T7"> only use basic fastenings such as zips and clasps</text:span></text:p>
              </text:list-item>
              <text:list-item>
                <text:p text:style-name="P12"><text:span text:style-name="T7">It </text:span><text:span text:style-name="T8">could</text:span><text:span text:style-name="T7"> be embroidered with the students name</text:span></text:p>
              </text:list-item>
              <text:list-item>
                <text:p text:style-name="P12"><text:span text:style-name="T7">It </text:span><text:span text:style-name="T8">should</text:span><text:span text:style-name="T7"> have an identity tag attached or be clear to see who owns the bag</text:span></text:p>
              </text:list-item>
              <text:list-item>
                <text:p text:style-name="P12"><text:span text:style-name="T7">It </text:span><text:span text:style-name="T8">should</text:span><text:span text:style-name="T7"> be made using a heave/thick fabric to ensure that it keeps its appearance</text:span></text:p>
              </text:list-item>
              <text:list-item>
                <text:p text:style-name="P12"><text:span text:style-name="T7">The fabric </text:span><text:span text:style-name="T8">must</text:span><text:span text:style-name="T7"> be woven to add strength and minimise stretch</text:span></text:p>
              </text:list-item>
            </text:list>
            <text:p text:style-name="P14"/>
          </table:table-cell>
          <table:table-cell table:style-name="Table2.B2" office:value-type="string">
            <text:p text:style-name="P6">Form</text:p>
            <text:p text:style-name="P9">What will it look like?</text:p>
            <text:p text:style-name="P9">What materials will you use?</text:p>
            <text:p text:style-name="P9">What size will it be?</text:p>
            <text:p text:style-name="P9">What are its special features?</text:p>
          </table:table-cell>
          <table:table-cell table:style-name="Table2.C2" office:value-type="string">
            <text:p text:style-name="Standard"><text:span text:style-name="T2">My bag will be made using a heavy woven natural fabric. <text:s/>The fabric will be in a range of colours, using the BIS colours of red, blue and white. <text:s/>The bag will be large enough to hold an A3 sketchbook or technology folder (300mm X 425mm) along with other text books and notebooks. <text:s/>It will have two separate compartments inside the main body to organise different books and have a range of pockets to hold </text:span><text:bookmark-start text:name="OLE_LINK2"/><text:bookmark-start text:name="OLE_LINK1"/><text:span text:style-name="T2">wallet, calculator, mobile phone, i-pod, pencil case and other loose items.</text:span><text:bookmark-end text:name="OLE_LINK2"/><text:bookmark-end text:name="OLE_LINK1"/><text:span text:style-name="T2"> <text:s/>The bag strap will be adjustable to allow the wearer to change how it is held. <text:s/>The bag will be embroidered with the owner’s initials. <text:s/>There will be a clear pocket on the front for the student timetable/equipment list to help students organise their bag.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6">Function</text:p>
            <text:p text:style-name="P9">What is the type and purpose of the product?</text:p>
            <text:p text:style-name="P9">What will it do?</text:p>
            <text:p text:style-name="P9">How will it do this?</text:p>
          </table:table-cell>
          <table:table-cell table:style-name="Table2.C2" office:value-type="string">
            <text:p text:style-name="Standard"><text:span text:style-name="T2">My bag is a school bag intended for GCSE students. <text:s/>It will be larger than previous bags to allow for the larger books, equipment and folders expected of a GCSE student. <text:s/>It will be used to carry a range of equipment such as wallet, calculator, mobile phone, i-pod, pencil case and other loose items. <text:s/>It will have a number of compartments and/or pockets to hold these items and help students organise their equipment.</text:span></text:p>
          </table:table-cell>
        </table:table-row>
        <table:table-row table:style-name="Table2.4">
          <table:covered-table-cell/>
          <table:table-cell table:style-name="Table2.B2" office:value-type="string">
            <text:p text:style-name="P6">User</text:p>
            <text:p text:style-name="P9">Who is the product for?</text:p>
            <text:p text:style-name="P9">What do they want this product to do?</text:p>
            <text:p text:style-name="P9">Where/why will they use it?</text:p>
            <text:p text:style-name="P9">What do they want the product to look like?</text:p>
          </table:table-cell>
          <table:table-cell table:style-name="Table2.C2" office:value-type="string">
            <text:p text:style-name="Standard"><text:span text:style-name="T2">This product is for 14 to 15 year old students who are studying for their GCSEs, but could be utilised by IB students too. <text:s/>They will be using it to carry books and equipment to school. <text:s/>They may also be carrying it around to friend’s houses or shopping malls after school. <text:s/>They want the bag to be easily identifiable and have the BIS logo/colours so that they can show that they are part of the school community. <text:s/>They want it to help them organise their equipment and books needed for the day.</text:span></text:p>
          </table:table-cell>
        </table:table-row>
        <table:table-row table:style-name="Table2.5">
          <table:covered-table-cell/>
          <table:table-cell table:style-name="Table2.B2" office:value-type="string">
            <text:p text:style-name="P6">Costs</text:p>
            <text:p text:style-name="P9">How much would the product cost to manufacture?</text:p>
            <text:p text:style-name="P9">How much would it be sold for?</text:p>
            <text:p text:style-name="P9">How much profit would be made on each product?</text:p>
            <text:p text:style-name="P9">What is the scale of production?</text:p>
          </table:table-cell>
          <table:table-cell table:style-name="Table2.C2" office:value-type="string">
            <text:p text:style-name="Standard"><text:span text:style-name="T2">The bag will cost $5 to make and will sell for $15, so there will be a profit of $10 for each product sold. <text:s/>To make the bag it costs $2.50 for fabric, $1 for fastenings and $1.50 for labour and overheads. <text:s/>I plan to make a batch of 500 products, which will cost $2500. <text:s/>If all products sell I will make $5000. <text:s/>Students and parents that buy the bag want to pay between $15 and $ 20 so making it for $15 will ensure that the product sells. <text:s/>The product will be sold in the school shop that is happy to sell it for free.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en" fo:country="GB" style:font-name-asian="MS Mincho" style:font-family-asian="'MS Mincho', 'ＭＳ 明朝'" style:font-family-generic-asian="modern" style:font-size-asian="12pt" style:language-asian="ja" style:country-asian="JP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752in" fo:margin-bottom="0.3752in" fo:margin-left="1in" fo:margin-right="0.6264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w to write a Design Specification</dc:title>
    <meta:initial-creator>BIS-IT</meta:initial-creator>
    <meta:creation-date>2008-11-07T01:58:00</meta:creation-date>
    <dc:date>2014-04-11T14:25:10.785163000</dc:date>
    <meta:print-date>2008-11-05T13:57:00</meta:print-date>
    <meta:editing-cycles>2</meta:editing-cycles>
    <meta:editing-duration>PT2M</meta:editing-duration>
    <meta:document-statistic meta:table-count="2" meta:image-count="0" meta:object-count="0" meta:page-count="2" meta:paragraph-count="79" meta:word-count="1085" meta:character-count="5736" meta:non-whitespace-character-count="4721"/>
    <meta:generator>LibreOffice/4.2.3.3$MacOSX_X86_64 LibreOffice_project/882f8a0a489bc99a9e60c7905a60226254cb6ff0</meta:generator>
  </office:meta>
</office:document-meta>
</file>